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T Sans" svg:font-family="'PT Sans'"/>
    <style:font-face style:name="courier 10 pitch" svg:font-family="'courier 10 pitch', Courier, monospace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>
      <style:text-properties fo:font-variant="normal" fo:text-transform="none" fo:color="#444444" style:font-name="PT Sans" fo:font-size="12pt" fo:letter-spacing="normal" fo:font-style="normal" fo:font-weight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60%" fo:text-align="justify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444444" style:font-name="PT Sans" fo:font-size="12pt" fo:letter-spacing="normal" fo:font-style="normal" fo:font-weight="normal"/>
    </style:style>
    <style:style style:name="P11" style:family="paragraph" style:parent-style-name="Heading_20_2">
      <style:text-properties fo:font-variant="normal" fo:text-transform="none" fo:color="#0091c7" style:font-name="inherit" fo:font-size="15pt" fo:letter-spacing="normal" fo:font-style="normal" fo:font-weight="normal" style:font-size-asian="15pt" style:font-size-complex="15pt"/>
    </style:style>
    <style:style style:name="P12" style:family="paragraph" style:parent-style-name="Heading_20_2">
      <style:text-properties fo:font-weight="bold" style:font-weight-asian="bold" style:font-weight-complex="bold"/>
    </style:style>
    <style:style style:name="P13" style:family="paragraph" style:parent-style-name="Preformatted_20_Text">
      <style:paragraph-properties fo:margin-left="0cm" fo:margin-right="0cm" fo:margin-top="0cm" fo:margin-bottom="0.529cm" fo:line-height="140%" fo:text-align="justify" style:justify-single-word="false" fo:orphans="2" fo:widows="2" fo:text-indent="0cm" style:auto-text-indent="false" fo:background-color="#051e30" fo:padding-left="0.265cm" fo:padding-right="0cm" fo:padding-top="0cm" fo:padding-bottom="0cm" fo:border-left="0.088cm solid #0091c7" fo:border-right="none" fo:border-top="none" fo:border-bottom="none">
        <style:background-image/>
      </style:paragraph-properties>
      <style:text-properties fo:font-variant="normal" fo:text-transform="none" fo:color="#ffffff" style:font-name="courier 10 pitch" fo:font-size="10.5pt" fo:letter-spacing="normal" fo:font-style="normal" fo:font-weight="normal"/>
    </style:style>
    <style:style style:name="P14" style:family="paragraph" style:parent-style-name="Preformatted_20_Text">
      <style:paragraph-properties fo:margin-top="0cm" fo:margin-bottom="0.529cm" fo:line-height="140%" fo:text-align="justify" style:justify-single-word="false" fo:orphans="2" fo:widows="2" fo:background-color="#051e30" fo:padding-left="0.265cm" fo:padding-right="0cm" fo:padding-top="0cm" fo:padding-bottom="0cm" fo:border-left="0.088cm solid #0091c7" fo:border-right="none" fo:border-top="none" fo:border-bottom="none">
        <style:background-image/>
      </style:paragraph-properties>
      <style:text-properties fo:font-variant="normal" fo:text-transform="none" fo:color="#ffffff" style:font-name="courier 10 pitch" fo:font-size="10.5pt" fo:letter-spacing="normal" fo:font-style="normal" fo:font-weight="normal"/>
    </style:style>
    <style:style style:name="P15" style:family="paragraph" style:parent-style-name="Preformatted_20_Text">
      <style:paragraph-properties fo:margin-top="0cm" fo:margin-bottom="0.529cm" fo:line-height="140%" fo:text-align="justify" style:justify-single-word="false" fo:orphans="2" fo:widows="2" fo:background-color="#051e30" fo:padding-left="0.265cm" fo:padding-right="0cm" fo:padding-top="0cm" fo:padding-bottom="0cm" fo:border-left="0.088cm solid #0091c7" fo:border-right="none" fo:border-top="none" fo:border-bottom="none">
        <style:background-image/>
      </style:paragraph-properties>
    </style:style>
    <style:style style:name="P16" style:family="paragraph" style:parent-style-name="Quotations">
      <style:paragraph-properties fo:margin-left="1cm" fo:margin-right="1cm" fo:margin-top="0cm" fo:margin-bottom="0cm" fo:line-height="140%" fo:text-indent="0cm" style:auto-text-indent="false" fo:padding="0cm" fo:border="none"/>
    </style:style>
    <style:style style:name="T1" style:family="text">
      <style:text-properties fo:font-variant="normal" fo:text-transform="none" fo:color="#444444" style:font-name="PT Sans" fo:font-size="12pt" fo:letter-spacing="normal" fo:font-style="normal"/>
    </style:style>
    <style:style style:name="T2" style:family="text">
      <style:text-properties fo:font-variant="normal" fo:text-transform="none" fo:color="#444444" style:font-name="PT Sans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PT Sans" fo:font-size="12pt" fo:letter-spacing="normal" fo:font-style="normal" fo:font-weight="bold"/>
    </style:style>
    <style:style style:name="T4" style:family="text">
      <style:text-properties fo:font-variant="normal" fo:text-transform="none" fo:color="#444444" style:font-name="PT Sans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444444" style:font-name="inherit" fo:font-size="12pt" fo:letter-spacing="normal" fo:font-style="normal" fo:font-weight="bold"/>
    </style:style>
    <style:style style:name="T6" style:family="text">
      <style:text-properties fo:font-variant="normal" fo:text-transform="none" style:font-name="inherit" fo:font-size="12pt" fo:font-style="normal" fo:font-weight="bold"/>
    </style:style>
    <style:style style:name="T7" style:family="text">
      <style:text-properties fo:font-variant="normal" fo:text-transform="none" style:font-name="PT Sans" fo:font-size="12pt" fo:font-style="normal" fo:font-weight="normal"/>
    </style:style>
    <style:style style:name="T8" style:family="text">
      <style:text-properties fo:font-variant="normal" fo:text-transform="none" fo:color="#ffffff" style:font-name="courier 10 pitch" fo:font-size="10.5pt" fo:letter-spacing="normal" fo:font-style="normal" fo:font-weight="normal"/>
    </style:style>
    <style:style style:name="T9" style:family="text">
      <style:text-properties fo:color="#444444" style:font-name="PT Sans" fo:font-size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0066cc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nsible Introduction: </text:h>
      <text:h text:style-name="P6" text:outline-level="1">Automatiser l'exécution des taches sur plusieurs machines distantes en même temps, à partir d'un serveur.</text:h>
      <text:p text:style-name="Standard"/>
      <text:p text:style-name="Standard">Installation : <text:span text:style-name="T2">Il faut savoir qu’Ansible ne peut pas s’installer sur Windows, même en passant par Cygwin. Autrement dit, le « serveur » Ansible doit forcément être sous Linux.</text:span></text:p>
      <text:p text:style-name="Standard"><text:span text:style-name="T2"/></text:p>
      <text:p text:style-name="Standard"><text:span text:style-name="T2">D’ailleurs, nous n’utiliserons pas SSH comme cela est le cas lorsqu’on administre des serveurs Linux avec Ansible, simplement car Windows ne connaît pas SSH. Il a son propre module d’administration à distance en ligne de commande : WinRM (Windows Remote Management). </text:span></text:p>
      <text:p text:style-name="Standard"><text:span text:style-name="T2"/></text:p>
      <text:p text:style-name="Standard"><text:span text:style-name="T2">Exemple d'infrastructures :</text:span></text:p>
      <text:p text:style-name="Standard"><text:span text:style-name="T2"/></text:p>
      <text:p text:style-name="Standard"><text:span text:style-name="T2"><draw:frame draw:style-name="fr1" draw:name="images1" text:anchor-type="as-char" svg:width="13.388cm" svg:height="6.403cm" draw:z-index="0"><draw:image xlink:href="http://www.it-connect.fr/wp-content-itc/uploads/2015/02/ansible0.png" xlink:type="simple" xlink:show="embed" xlink:actuate="onLoad"/></draw:frame></text:span><text:span text:style-name="T2"> </text:span></text:p>
      <text:p text:style-name="Standard"><text:span text:style-name="T2"/></text:p>
      <text:p text:style-name="Standard"><text:span text:style-name="T2">Le fichier de configuration d’Ansible est : </text:span><text:span text:style-name="Strong_20_Emphasis"><text:span text:style-name="T3">/etc/ansible/ansible.cfg</text:span></text:span><text:span text:style-name="T2">. </text:span></text:p>
      <text:p text:style-name="Standard"><text:span text:style-name="T2"/></text:p>
      <text:h text:style-name="P12" text:outline-level="2"><text:span text:style-name="T1">Actions Ad-Hoc :</text:span></text:h>
      <text:p text:style-name="Standard"><text:span text:style-name="T2">Exécuter des commandes rapides à partir du binaire ansible. Par exemple, exécuter une action simple qui consiste à redémarrer 10 machines de votre infrastructure (administré par Ansible). </text:span></text:p>
      <text:p text:style-name="Standard"/>
      <text:h text:style-name="Heading_20_2" text:outline-level="2"><text:span text:style-name="Strong_20_Emphasis"><text:span text:style-name="T4">Actions PlayBooks :</text:span></text:span></text:h>
      <text:p text:style-name="Standard"><text:span text:style-name="T2">Exécuter des actions à partir du binaire </text:span><text:span text:style-name="Strong_20_Emphasis"><text:span text:style-name="T3">ansible-playbook</text:span></text:span><text:span text:style-name="T2">. Un Playbook est écrit en YAML et permet de réaliser des actions plus complexes. </text:span></text:p>
      <text:p text:style-name="Standard"><text:span text:style-name="T2"/></text:p>
      <text:p text:style-name="Standard"><text:span text:style-name="T2">Avec les « </text:span><text:span text:style-name="Strong_20_Emphasis"><text:span text:style-name="T3">actions Ad-Hoc</text:span></text:span><text:span text:style-name="T2"> » vous pourrez faire des choses basiques alors qu’avec les « </text:span><text:span text:style-name="Strong_20_Emphasis"><text:span text:style-name="T3">actions PlayBooks</text:span></text:span><text:span text:style-name="T2"> » vous pourrez effectuer de la véritable automatisation avancée. Les deux sont intéressants mais les PlayBooks sont la véritable force d’Ansible. </text:span></text:p>
      <text:h text:style-name="Heading_20_2" text:outline-level="2"><text:bookmark text:name="IV_Installer_Ansible_sous_Debian_8"/><text:span text:style-name="T9">Installer Ansible sous Debian 8 :</text:span></text:h>
      <text:p text:style-name="Text_20_body"><text:span text:style-name="T9"/></text:p>
      <text:p text:style-name="P7">Ouvrez un terminal sur votre Linux, Debian, et commencez par installez python-pip qui va <text:soft-page-break/>être utile pour installer Ansible et pywinrm.</text:p>
      <text:p text:style-name="P16"><text:span text:style-name="Strong_20_Emphasis"><text:span text:style-name="T6">pywinrm</text:span></text:span><text:span text:style-name="T7"> : Librairie Python pour utiliser WinRM.</text:span></text:p>
      <text:p text:style-name="Text_20_body"><text:span text:style-name="T9"/></text:p>
      <text:p text:style-name="Text_20_body"><text:span text:style-name="T2">Saisissez les trois commandes ci-dessous pour installer </text:span><text:span text:style-name="Strong_20_Emphasis"><text:span text:style-name="T5">python-pip</text:span></text:span><text:span text:style-name="T2">, puis à l’aide de </text:span><text:span text:style-name="Strong_20_Emphasis"><text:span text:style-name="T5">pip installer ansible et pywinrm</text:span></text:span><text:span text:style-name="T2">.</text:span></text:p>
      <text:p text:style-name="P13">apt-get install python-pip</text:p>
      <text:p text:style-name="P14">pip install ansible</text:p>
      <text:p text:style-name="P15"><text:span text:style-name="T8">pip install http://github.com/diyan/pywinrm/archive/master.zip#egg=pywinrm</text:span></text:p>
      <text:h text:style-name="P11" text:outline-level="2"><text:bookmark text:name="V_Fichier_hosts_Ajout_des_clients_Windows"/>Fichier hosts : Ajout des clients Windows</text:h>
      <text:p text:style-name="P9"><text:span text:style-name="T2">Le fichier hosts est utilisé pour définir l’ensemble des groupes d’hosts que vous souhaitez administrer. Dans le répertoire « </text:span><text:span text:style-name="Strong_20_Emphasis"><text:span text:style-name="T5">/etc/ansible</text:span></text:span><text:span text:style-name="T2"> », créez ce fichier et éditez-le avec un éditeur comme vim ou nano ou ....</text:span></text:p>
      <text:p text:style-name="P9">vim /etc/ansible/hosts</text:p>
      <text:p text:style-name="P9"/>
      <text:p text:style-name="P9">Note : Si vous désirez changer le nom du fichier hosts, cela doit se modifier dans le fichier de configuration ansible.cfg, avec la directive hostfile.</text:p>
      <text:p text:style-name="P9">Dans le fichier /etc/ansible/hosts, on écrit ce groupe de machines qu'on va gérer (c'est juste un exemple. C'est à vous de mettre vos propres machines.):</text:p>
      <text:p text:style-name="P13">[windows]</text:p>
      <text:p text:style-name="P14"># Domain Controller – 192.168.1.204</text:p>
      <text:p text:style-name="P14">SRV-AD01.it-connect.fr</text:p>
      <text:p text:style-name="P14"># Server – 192.168.1.201</text:p>
      <text:p text:style-name="P14">SRV01.it-connect.fr</text:p>
      <text:p text:style-name="P9"><text:span text:style-name="T2">Les lignes qui commencent par # sont des lignes commentées. Il faut savoir également que les lignes vides sont ignorées.</text:span> </text:p>
      <text:p text:style-name="P10">Enregistrez et fermez le fichier, nos hôtes clients sont désormais référencés dans Ansible.</text:p>
      <text:p text:style-name="Text_20_body">Pour cacher les mots de passes, il faut utiliser ansible-vault. </text:p>
      <text:p text:style-name="Text_20_body"/>
      <text:p text:style-name="Text_20_body">Voir <text:a xlink:type="simple" xlink:href="https://www.it-connect.fr/debutez-avec-ansible-et-gerez-vos-serveurs-windows" text:style-name="Internet_20_link" text:visited-style-name="Visited_20_Internet_20_Link">https://www.it-connect.fr/debutez-avec-ansible-et-gerez-vos-serveurs-windows</text:a><text:span text:style-name="T12"> </text:span><text:line-break/></text:p>
      <text:p text:style-name="Text_20_body">Pour simplifier, on va mettre les mots de passes en clair.</text:p>
      <text:p text:style-name="P9"><text:soft-page-break/>---------------------------------</text:p>
      <text:p text:style-name="Standard">Pour cela, on doit avoir deux types de fichiers :</text:p>
      <text:p text:style-name="Standard"/>
      <text:list xml:id="list8318937171332681741" text:style-name="L1">
        <text:list-item>
          <text:p text:style-name="P2">inventory.ini : qui va contenir la liste des machines classées par catégories (ça remplace le hosts qu'on a vu précédemment)</text:p>
        </text:list-item>
        <text:list-item>
          <text:p text:style-name="P2">play_book.yml : qui va contenir la liste des taches à exécuter </text:p>
        </text:list-item>
      </text:list>
      <text:p text:style-name="Standard"/>
      <text:p text:style-name="Standard">La commande classique est :</text:p>
      <text:p text:style-name="Standard"/>
      <text:p text:style-name="Standard">ansible-playbook -i inventory.ini play_book.yml </text:p>
      <text:p text:style-name="Standard"/>
      <text:p text:style-name="P1">Exemples de fichier d'inventory :</text:p>
      <text:p text:style-name="Standard"/>
      <text:list xml:id="list1217979202409562648" text:style-name="L2">
        <text:list-item>
          <text:p text:style-name="P3">Si on veut exécuter sur le localhost (sans passer par ssh) : </text:p>
        </text:list-item>
      </text:list>
      <text:p text:style-name="Standard"/>
      <text:p text:style-name="Standard">localhost ansible_connection=local</text:p>
      <text:p text:style-name="Standard"/>
      <text:list xml:id="list494292196292805007" text:style-name="L3">
        <text:list-item>
          <text:p text:style-name="P4">un fichier inventory.ini de machines distantes classique :</text:p>
        </text:list-item>
      </text:list>
      <text:p text:style-name="Standard">[all]</text:p>
      <text:p text:style-name="Standard">192.168.101.67<text:tab/>ansible_user=mourad ansible_password='Pass.2023'</text:p>
      <text:p text:style-name="Standard">#ubuntu20targ1<text:tab/>ansible_user=mourad ansible_password='Pass.2023'</text:p>
      <text:p text:style-name="Standard"/>
      <text:h text:style-name="P12" text:outline-level="2">Exemple d’action ad-hoc : </text:h>
      <text:p text:style-name="P8">On fait un ping à toutes les machines de notre fichier inventory</text:p>
      <text:p text:style-name="Standard"/>
      <text:p text:style-name="Standard">ansible all -m ping -i inventoty.txt</text:p>
      <text:p text:style-name="Standard"/>
      <text:h text:style-name="Heading_20_2" text:outline-level="2">Exemples de fichier de play-book :</text:h>
      <text:p text:style-name="P5"/>
      <text:p text:style-name="P5">il commence toujours par la chaîne des 3 tirets sans guillemets : « --- ».</text:p>
      <text:p text:style-name="P5"/>
      <text:p text:style-name="P5">httpd.yml :</text:p>
      <text:p text:style-name="P5">---</text:p>
      <text:p text:style-name="P5"><text:s text:c="2"/>- name: httpd</text:p>
      <text:p text:style-name="P5"><text:s text:c="4"/>hosts: all</text:p>
      <text:p text:style-name="P5"><text:s text:c="4"/>tasks:</text:p>
      <text:p text:style-name="P5"><text:s text:c="6"/>- name: ensure apache is at the latest version</text:p>
      <text:p text:style-name="P5"><text:s text:c="8"/>yum:</text:p>
      <text:p text:style-name="P5"><text:s text:c="10"/>name: httpd</text:p>
      <text:p text:style-name="P5"><text:s text:c="10"/>state: latest</text:p>
      <text:p text:style-name="P5"><text:s text:c="6"/>- name: ensure apache is running</text:p>
      <text:p text:style-name="P5"><text:s text:c="8"/>service:</text:p>
      <text:p text:style-name="P5"><text:s text:c="10"/>name: httpd</text:p>
      <text:p text:style-name="P5"><text:s text:c="10"/>state: started</text:p>
      <text:p text:style-name="P5"/>
      <text:p text:style-name="P5">################# </text:p>
      <text:p text:style-name="P5">ls.yml :</text:p>
      <text:p text:style-name="P5">---</text:p>
      <text:p text:style-name="P5">- hosts: all</text:p>
      <text:p text:style-name="P5"><text:s text:c="2"/>tasks:</text:p>
      <text:p text:style-name="P5"><text:soft-page-break/><text:s text:c="4"/>- name: Run ls command</text:p>
      <text:p text:style-name="P5"><text:s text:c="6"/>command: ls</text:p>
      <text:p text:style-name="P5"><text:s text:c="6"/>register: ls_output</text:p>
      <text:p text:style-name="P5"/>
      <text:p text:style-name="P5"><text:s text:c="4"/>- debug:</text:p>
      <text:p text:style-name="P5"><text:s text:c="8"/>var: ls_output.stdout_lines</text:p>
      <text:p text:style-name="P5"/>
      <text:p text:style-name="P5">################################# </text:p>
      <text:p text:style-name="P5"/>
      <text:p text:style-name="P5">mkdir.yml : </text:p>
      <text:p text:style-name="P5">---</text:p>
      <text:p text:style-name="P5">- hosts: all</text:p>
      <text:p text:style-name="P5"><text:s text:c="2"/>tasks:</text:p>
      <text:p text:style-name="P5"><text:s text:c="4"/>- name: Create a directory if it doesn't exist</text:p>
      <text:p text:style-name="P5"><text:s text:c="6"/>file:</text:p>
      <text:p text:style-name="P5"><text:s text:c="8"/>path: ~/tmp</text:p>
      <text:p text:style-name="P5"><text:s text:c="8"/>state: directory</text:p>
      <text:p text:style-name="P5"/>
      <text:p text:style-name="P5">######################### </text:p>
      <text:p text:style-name="P5">print_hostname.yml : </text:p>
      <text:p text:style-name="P5">---</text:p>
      <text:p text:style-name="P5">- name: print hostname infos</text:p>
      <text:p text:style-name="P5"><text:s text:c="2"/>hosts: all</text:p>
      <text:p text:style-name="P5"><text:s text:c="2"/>tasks:</text:p>
      <text:p text:style-name="P5"><text:s text:c="4"/>- name: display</text:p>
      <text:p text:style-name="P5"><text:s text:c="6"/>debug:</text:p>
      <text:p text:style-name="P5"><text:s text:c="8"/>msg: "The new hostname is {{ ansible_hostname }} and the OS is {{ ansible_version }}"</text:p>
      <text:p text:style-name="P5"/>
      <text:p text:style-name="P5">####################### </text:p>
      <text:p text:style-name="P5">script.yml : </text:p>
      <text:p text:style-name="P5">---</text:p>
      <text:p text:style-name="P5">- hosts: all</text:p>
      <text:p text:style-name="P5"><text:s text:c="2"/>tasks:</text:p>
      <text:p text:style-name="P5"><text:s text:c="4"/>- name: Run script.sh using script module</text:p>
      <text:p text:style-name="P5"><text:s text:c="6"/>script: ~/ansible/script.sh</text:p>
      <text:p text:style-name="P5"><text:s text:c="6"/>register: ls_output</text:p>
      <text:p text:style-name="P5"/>
      <text:p text:style-name="P5"><text:s text:c="4"/>- debug:</text:p>
      <text:p text:style-name="P5"><text:s text:c="8"/>var: ls_output.stdout_lines</text:p>
      <text:p text:style-name="P5">################################### </text:p>
      <text:p text:style-name="P5">Exemple simple de script.sh : </text:p>
      <text:p text:style-name="P5">d=$(date +"%Y_%m_%d_%H_%M_%S")</text:p>
      <text:p text:style-name="P5"/>
      <text:p text:style-name="P5">rmdir tmp*</text:p>
      <text:p text:style-name="P5">mkdir tmp_$d</text:p>
      <text:p text:style-name="P5"/>
      <text:p text:style-name="P5">echo "</text:p>
      <text:p text:style-name="P5"><text:s text:c="8"/>$d</text:p>
      <text:p text:style-name="P5">"</text:p>
      <text:p text:style-name="P5">#########################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T Sans" svg:font-family="'PT Sans'"/>
    <style:font-face style:name="courier 10 pitch" svg:font-family="'courier 10 pitch', Courier, monospace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urad zamoun</meta:initial-creator>
    <meta:creation-date>2024-01-08T11:31:41.46</meta:creation-date>
    <dc:date>2024-01-10T16:39:53.11</dc:date>
    <dc:creator>mourad zamoun</dc:creator>
    <meta:editing-duration>P2DT1H28M22S</meta:editing-duration>
    <meta:editing-cycles>28</meta:editing-cycles>
    <meta:generator>OpenOffice/4.1.14$Win32 OpenOffice.org_project/4114m1$Build-9811</meta:generator>
    <meta:document-statistic meta:table-count="0" meta:image-count="1" meta:object-count="0" meta:page-count="4" meta:paragraph-count="112" meta:word-count="694" meta:character-count="4931"/>
  </office:meta>
</office:document-meta>
</file>